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automatic-styles>
    <style:style style:name="Table1" style:family="table">
      <style:table-properties style:width="12.19cm" table:align="left"/>
    </style:style>
    <style:style style:name="Table1.A" style:family="table-column">
      <style:table-column-properties style:column-width="2.265cm"/>
    </style:style>
    <style:style style:name="Table1.B" style:family="table-column">
      <style:table-column-properties style:column-width="2.725cm"/>
    </style:style>
    <style:style style:name="Table1.C" style:family="table-column">
      <style:table-column-properties style:column-width="2.305cm"/>
    </style:style>
    <style:style style:name="Table1.D" style:family="table-column">
      <style:table-column-properties style:column-width="4.89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198e7" officeooo:paragraph-rsid="000198e7"/>
    </style:style>
    <style:style style:name="P2" style:family="paragraph" style:parent-style-name="Standard">
      <style:text-properties fo:font-weight="bold" officeooo:rsid="000198e7" officeooo:paragraph-rsid="000198e7" style:font-weight-asian="bold" style:font-weight-complex="bold"/>
    </style:style>
    <style:style style:name="P3" style:family="paragraph" style:parent-style-name="Standard">
      <style:text-properties fo:font-weight="normal" officeooo:rsid="0002a038" officeooo:paragraph-rsid="0002a038" style:font-weight-asian="normal" style:font-weight-complex="normal"/>
    </style:style>
    <style:style style:name="P4" style:family="paragraph" style:parent-style-name="Standard">
      <style:text-properties fo:font-weight="normal" officeooo:rsid="0002a038" officeooo:paragraph-rsid="0013ca39" style:font-weight-asian="normal" style:font-weight-complex="normal"/>
    </style:style>
    <style:style style:name="P5" style:family="paragraph" style:parent-style-name="Standard">
      <style:text-properties fo:font-style="italic" officeooo:rsid="000198e7" officeooo:paragraph-rsid="000198e7" style:font-style-asian="italic" style:font-style-complex="italic"/>
    </style:style>
    <style:style style:name="P6" style:family="paragraph" style:parent-style-name="Standard">
      <style:text-properties officeooo:rsid="0011ded7" officeooo:paragraph-rsid="000198e7"/>
    </style:style>
    <style:style style:name="P7" style:family="paragraph" style:parent-style-name="Standard">
      <style:text-properties officeooo:rsid="0013ca39" officeooo:paragraph-rsid="0013ca39"/>
    </style:style>
    <style:style style:name="P8" style:family="paragraph" style:parent-style-name="Table_20_Contents">
      <style:text-properties officeooo:rsid="0001c5a2" officeooo:paragraph-rsid="0001c5a2"/>
    </style:style>
    <style:style style:name="P9" style:family="paragraph" style:parent-style-name="Table_20_Contents">
      <style:text-properties officeooo:rsid="0004199d" officeooo:paragraph-rsid="0004199d"/>
    </style:style>
    <style:style style:name="P10" style:family="paragraph" style:parent-style-name="Table_20_Contents">
      <style:text-properties officeooo:rsid="000e6249" officeooo:paragraph-rsid="000e6249"/>
    </style:style>
    <style:style style:name="P11" style:family="paragraph" style:parent-style-name="Table_20_Contents">
      <style:text-properties officeooo:rsid="0013227e" officeooo:paragraph-rsid="0013227e"/>
    </style:style>
    <style:style style:name="T1" style:family="text">
      <style:text-properties officeooo:rsid="0002a038"/>
    </style:style>
    <style:style style:name="T2" style:family="text">
      <style:text-properties fo:font-variant="normal" fo:text-transform="none" fo:color="#e8eaed" loext:opacity="100%" style:font-name="Roboto" fo:font-size="12pt" fo:letter-spacing="normal" fo:font-style="normal" fo:font-weight="normal" officeooo:rsid="000618ff"/>
    </style:style>
    <style:style style:name="T3" style:family="text">
      <style:text-properties fo:font-variant="normal" fo:text-transform="none" fo:color="#e8eaed" loext:opacity="100%" style:font-name="Roboto" fo:font-size="12pt" fo:letter-spacing="normal" fo:font-style="normal" fo:font-weight="normal" officeooo:rsid="000957e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2a038" style:font-style-asian="italic" style:font-style-complex="italic"/>
    </style:style>
    <style:style style:name="T6" style:family="text">
      <style:text-properties officeooo:rsid="000618ff"/>
    </style:style>
    <style:style style:name="T7" style:family="text">
      <style:text-properties officeooo:rsid="000957e6"/>
    </style:style>
    <style:style style:name="T8" style:family="text">
      <style:text-properties officeooo:rsid="000e6249"/>
    </style:style>
    <style:style style:name="T9" style:family="text">
      <style:text-properties officeooo:rsid="000f9827"/>
    </style:style>
    <style:style style:name="T10" style:family="text">
      <style:text-properties officeooo:rsid="0013227e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Aim: make nice knowledge graph, SVOs with typed edges (relations) and nodes (object types?)</text:p>
      <text:p text:style-name="P2"/>
      <text:p text:style-name="P2">Generative:</text:p>
      <text:p text:style-name="P1">-Using a general, non domain-specific dataset.</text:p>
      <text:p text:style-name="P1">-Gpt-generated, domain-specific, data for SVO extraction</text:p>
      <text:p text:style-name="P1">-Training falcon/<text:span text:style-name="T9">t5 </text:span>on that data to extract structured information (tuples/json)</text:p>
      <text:p text:style-name="P2">Discriminative:</text:p>
      <text:p text:style-name="P1">-Training bert or something as token classification → <text:span text:style-name="T8">Write span-aligning code.</text:span></text:p>
      <text:p text:style-name="P1">-<text:a xlink:type="simple" xlink:href="https://github.com/Jacobsolawetz/large-scale-oie#" text:style-name="Internet_20_link" text:visited-style-name="Visited_20_Internet_20_Link">Distilling an off-the-shelf</text:a></text:p>
      <text:p text:style-name="P1"/>
      <text:p text:style-name="P2"><text:span text:style-name="T1">Typing / collapsing nodes</text:span>:</text:p>
      <text:p text:style-name="P1">-<text:span text:style-name="T1">Edges are difficult to do: </text:span>Training with specific relations / a specified schema → <text:span text:style-name="T7">needs a dataset?</text:span></text:p>
      <text:p text:style-name="P5">-<text:span text:style-name="T1">Typing nodes with a custom NER model.</text:span></text:p>
      <text:p text:style-name="P1"><text:span text:style-name="T4">-</text:span><text:a xlink:type="simple" xlink:href="https://aclanthology.org/2021.acl-long.344v2.pdf" text:style-name="Internet_20_link" text:visited-style-name="Visited_20_Internet_20_Link"><text:span text:style-name="T5">Relation classification models</text:span><text:span text:style-name="T1"> </text:span></text:a><text:span text:style-name="T2">or vsd mapping </text:span><text:span text:style-name="T3">w/ ewiser.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Gpt-generated</text:p>
          </table:table-cell>
          <table:table-cell table:style-name="Table1.A1" office:value-type="string">
            <text:p text:style-name="P11">Oipec</text:p>
          </table:table-cell>
          <table:table-cell table:style-name="Table1.D1" office:value-type="string">
            <text:p text:style-name="P9"><text:span text:style-name="T6">Genre-f</text:span>iltered <text:span text:style-name="T10">Oipec</text:span></text:p>
          </table:table-cell>
        </table:table-row>
        <table:table-row>
          <table:table-cell table:style-name="Table1.A2" office:value-type="string">
            <text:p text:style-name="P10">t5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Bert-f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Bert-disti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9">Bert-ft-disti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  <text:p text:style-name="P7">Todo:</text:p>
      <text:p text:style-name="P7">1. Make datasets:</text:p>
      <text:p text:style-name="P7"><text:tab/><text:span text:style-name="T12">Align tokens to make the bert-compatible gpt-generated</text:span></text:p>
      <text:p text:style-name="P7"><text:tab/>Convert OIPEC into useful format</text:p>
      <text:p text:style-name="P7"><text:tab/>Make a filtered version of OIPEC</text:p>
      <text:p text:style-name="P7">2. FT/distil models.</text:p>
      <text:p text:style-name="P7">3. Make the sexy graph thing (VSD + NER + Corefs incl.)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30T11:41:15.046115226</meta:creation-date>
    <dc:date>2023-07-03T14:34:27.955216150</dc:date>
    <meta:editing-duration>PT46M10S</meta:editing-duration>
    <meta:editing-cycles>2</meta:editing-cycles>
    <meta:generator>LibreOffice/7.5.3.2$Linux_X86_64 LibreOffice_project/9f56dff12ba03b9acd7730a5a481eea045e468f3</meta:generator>
    <meta:document-statistic meta:table-count="1" meta:image-count="0" meta:object-count="0" meta:page-count="1" meta:paragraph-count="26" meta:word-count="133" meta:character-count="917" meta:non-whitespace-character-count="807"/>
  </office:meta>
</office:document-meta>
</file>